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471fd" officeooo:paragraph-rsid="001471fd"/>
    </style:style>
    <style:style style:name="P2" style:family="paragraph" style:parent-style-name="Text_20_body">
      <style:text-properties officeooo:rsid="00154978" officeooo:paragraph-rsid="00154978"/>
    </style:style>
    <style:style style:name="P3" style:family="paragraph" style:parent-style-name="Text_20_body">
      <style:text-properties officeooo:rsid="00173b7a" officeooo:paragraph-rsid="00173b7a"/>
    </style:style>
    <style:style style:name="P4" style:family="paragraph" style:parent-style-name="Text_20_body">
      <style:text-properties officeooo:rsid="0017ecc0" officeooo:paragraph-rsid="0017ecc0"/>
    </style:style>
    <style:style style:name="P5" style:family="paragraph" style:parent-style-name="Text_20_body">
      <style:text-properties officeooo:rsid="001819de" officeooo:paragraph-rsid="0019abd2"/>
    </style:style>
    <style:style style:name="P6" style:family="paragraph" style:parent-style-name="Text_20_body">
      <style:text-properties officeooo:rsid="001ae33c" officeooo:paragraph-rsid="001ae33c"/>
    </style:style>
    <style:style style:name="P7" style:family="paragraph" style:parent-style-name="Text_20_body">
      <style:text-properties officeooo:rsid="001d0024" officeooo:paragraph-rsid="001d0024"/>
    </style:style>
    <style:style style:name="P8" style:family="paragraph" style:parent-style-name="Preformatted_20_Text">
      <style:text-properties officeooo:rsid="001d0024" officeooo:paragraph-rsid="001d0024"/>
    </style:style>
    <style:style style:name="P9" style:family="paragraph" style:parent-style-name="Preformatted_20_Text">
      <style:paragraph-properties fo:margin-top="0cm" fo:margin-bottom="0.499cm" loext:contextual-spacing="false"/>
    </style:style>
    <style:style style:name="P10" style:family="paragraph" style:parent-style-name="Text_20_body" style:list-style-name="L1">
      <style:text-properties officeooo:paragraph-rsid="0017ecc0"/>
    </style:style>
    <style:style style:name="P11" style:family="paragraph" style:parent-style-name="Text_20_body" style:list-style-name="L1">
      <style:text-properties officeooo:rsid="0017ecc0" officeooo:paragraph-rsid="0017ecc0"/>
    </style:style>
    <style:style style:name="P12" style:family="paragraph" style:parent-style-name="Text_20_body" style:list-style-name="L2">
      <style:text-properties officeooo:rsid="001819de" officeooo:paragraph-rsid="0019abd2"/>
    </style:style>
    <style:style style:name="P13" style:family="paragraph" style:parent-style-name="Text_20_body" style:list-style-name="L2">
      <style:text-properties officeooo:rsid="0019abd2" officeooo:paragraph-rsid="0019abd2"/>
    </style:style>
    <style:style style:name="P14" style:family="paragraph" style:parent-style-name="Heading_20_2">
      <style:text-properties officeooo:rsid="001471fd" officeooo:paragraph-rsid="001471fd"/>
    </style:style>
    <style:style style:name="P15" style:family="paragraph" style:parent-style-name="Heading_20_2">
      <style:text-properties officeooo:rsid="00154978" officeooo:paragraph-rsid="00154978"/>
    </style:style>
    <style:style style:name="P16" style:family="paragraph" style:parent-style-name="Heading_20_2">
      <style:text-properties officeooo:rsid="0017ecc0" officeooo:paragraph-rsid="0017ecc0"/>
    </style:style>
    <style:style style:name="P17" style:family="paragraph" style:parent-style-name="Heading_20_2">
      <style:text-properties officeooo:rsid="001ae33c" officeooo:paragraph-rsid="001ae33c"/>
    </style:style>
    <style:style style:name="P18" style:family="paragraph" style:parent-style-name="Heading_20_1">
      <style:text-properties officeooo:rsid="001471fd" officeooo:paragraph-rsid="001471fd"/>
    </style:style>
    <style:style style:name="P19" style:family="paragraph" style:parent-style-name="Heading_20_1">
      <style:text-properties officeooo:rsid="001f5bbd" officeooo:paragraph-rsid="001f5bbd"/>
    </style:style>
    <style:style style:name="P20" style:family="paragraph" style:parent-style-name="Footer">
      <style:text-properties officeooo:rsid="001f5bbd" officeooo:paragraph-rsid="001f5bbd"/>
    </style:style>
    <style:style style:name="T1" style:family="text">
      <style:text-properties fo:language="en" fo:country="GB" style:font-size-asian="10.5pt"/>
    </style:style>
    <style:style style:name="T2" style:family="text">
      <style:text-properties officeooo:rsid="00154978"/>
    </style:style>
    <style:style style:name="T3" style:family="text">
      <style:text-properties officeooo:rsid="00173b7a"/>
    </style:style>
    <style:style style:name="T4" style:family="text">
      <style:text-properties officeooo:rsid="0017ecc0"/>
    </style:style>
    <style:style style:name="T5" style:family="text">
      <style:text-properties officeooo:rsid="001c6850"/>
    </style:style>
    <style:style style:name="T6" style:family="text">
      <style:text-properties officeooo:rsid="001d0024"/>
    </style:style>
    <style:style style:name="T7" style:family="text">
      <style:text-properties officeooo:rsid="001d9a8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text:h>
      <text:p text:style-name="P1">Genetics algorithms are a very good aproach to optimization of a given problem, in our case we will try to get a program t<text:span text:style-name="T1">o optimizate a typical Knapsack problem.</text:span></text:p>
      <text:h text:style-name="P18" text:outline-level="1">ALGORITHMS SELECTED AND BEHAVIOUR</text:h>
      <text:h text:style-name="P14" text:outline-level="2">Selection algorithm</text:h>
      <text:p text:style-name="P1">We chose tournament selection, this algorithm works in this way:</text:p>
      <text:p text:style-name="P1">First of all we have to define the value of the variable “l”, it defines the size of our “arena”, this mean how many individuals are going to participate in the competition.</text:p>
      <text:p text:style-name="P1">Once defined this terms just we have to select randomly a subpopulation of size “l” from our population and choose the 2 best individuals</text:p>
      <text:h text:style-name="P14" text:outline-level="2">Recombination algorithm</text:h>
      <text:p text:style-name="P1">We chose one point crossover, the <text:span text:style-name="T2">operation is how is next:</text:span></text:p>
      <text:p text:style-name="P2">We want to get 2 children of 2 parents with a propability of mutation “p”, this means sometimes will not be crossover, therefore, in this case our children will be the same than parents.</text:p>
      <text:p text:style-name="P2">We have to select randomly a point of crossover, then we apply recombination just moving the next genes to the oposite children, let’s see an example of this:</text:p>
      <text:p text:style-name="P2">Let’s imagine our random index is 3 and the algorithm decided recombinate, so our children will be like this:</text:p>
      <text:p text:style-name="P2">Parents <text:s text:c="23"/>Our point of crossover <text:s text:c="19"/>Children</text:p>
      <text:p text:style-name="P2">0 1 0 1 1 1 <text:s text:c="19"/>0 1 0 | 1 1 1 <text:s text:c="34"/>0 1 0 0 1 0</text:p>
      <text:p text:style-name="P2">1 1 0 0 1 0 <text:s text:c="19"/>1 1 0 | 0 1 0 <text:s text:c="34"/>1 1 0 1 1 1</text:p>
      <text:h text:style-name="P15" text:outline-level="2">Mutation algorithm</text:h>
      <text:p text:style-name="P2">Sometimes one of the main problem of genetics algorithms is lack of diversity, it’s because <text:span text:style-name="T3">through</text:span> the diferent generations the population tends to a converge <text:span text:style-name="T3">and loses special characteristic of individuals, it’s in part inspired by Darwin theory too, sometimes mutations in one or more specific genes are produced in the nature.</text:span></text:p>
      <text:p text:style-name="P3">In order to fix this situation we add a mutation property, there are a lot of types of mutations, but we selected one point locus mutation, it works like this:</text:p>
      <text:p text:style-name="P3">From a random index and a probability of mutation we alter (or not) that point to the oposite, in our case we are working with binary values, so if we have a 0 will change to 1, and the same backwards.</text:p>
      <text:p text:style-name="P3"><text:soft-page-break/></text:p>
      <text:h text:style-name="P16" text:outline-level="2">Fitness evaluation</text:h>
      <text:p text:style-name="P4">Once got here we have to evaluate our solution, in order to make it we reached to this algorithm:</text:p>
      <text:list xml:id="list4840704794808453684" text:style-name="L1">
        <text:list-item>
          <text:p text:style-name="P11">In the one hand we have to penalizate those solutions that don’t accomplish the aim of maximum weight.</text:p>
        </text:list-item>
        <text:list-item>
          <text:p text:style-name="P10"><text:span text:style-name="T4">In the oher hand we have to accumulate the values of each item took in one individual (</text:span><text:bookmark text:name="dictEntry10000870623"/><text:span text:style-name="T4">unpolished fitness)</text:span></text:p>
        </text:list-item>
      </text:list>
      <text:p text:style-name="P5">A good aproach is:</text:p>
      <text:list xml:id="list2050798370023795829" text:style-name="L2">
        <text:list-item>
          <text:p text:style-name="P12"><text:s/>to sum all the weights took in one individual T</text:p>
        </text:list-item>
        <text:list-item>
          <text:p text:style-name="P13">Then evaluate if it’s larger than our maximum allowed value</text:p>
        </text:list-item>
        <text:list-item>
          <text:p text:style-name="P13">If it is then we get the difference between our weight in the knapsack and the maximun value, and we multiply that diference by a parameter of penalization (in the program <text:span text:style-name="T7">is</text:span> initialized to 10). </text:p>
        </text:list-item>
        <text:list-item>
          <text:p text:style-name="P13">Finally we substract that value to the “unpolished fitness” and we will get our final fitness.</text:p>
        </text:list-item>
      </text:list>
      <text:p text:style-name="P6">In this way we penalizate to a individual is overtaking our maximum weight <text:span text:style-name="T5">in a proportional way.</text:span></text:p>
      <text:h text:style-name="P17" text:outline-level="2">The genetic algorithm algorithm as a whole</text:h>
      <text:p text:style-name="P7">We explained how the different parts of the algoritm work but not as a unic algorithm, as a entire genetic algorithm.</text:p>
      <text:p text:style-name="P7">Here we have the pseudocode of our main function in our program</text:p>
      <text:p text:style-name="P8"><text:span text:style-name="Source_20_Text">SIZE = population size</text:span></text:p>
      <text:p text:style-name="Preformatted_20_Text"><text:span text:style-name="Source_20_Text">P = </text:span><text:span text:style-name="Source_20_Text"><text:span text:style-name="T6">Random population of SIZE individuals</text:span></text:span></text:p>
      <text:p text:style-name="Preformatted_20_Text"><text:span text:style-name="Source_20_Text">while not done</text:span></text:p>
      <text:p text:style-name="Preformatted_20_Text"><text:span text:style-name="Source_20_Text"><text:s text:c="4"/>C = create empty child population </text:span><text:span text:style-name="Source_20_Text"><text:span text:style-name="T6">of SIZE individuals</text:span></text:span></text:p>
      <text:p text:style-name="Preformatted_20_Text"><text:span text:style-name="Source_20_Text"><text:s text:c="4"/>while not enough individuals in C</text:span></text:p>
      <text:p text:style-name="Preformatted_20_Text"><text:span text:style-name="Source_20_Text"><text:s text:c="8"/>parent1 = select parent <text:s text:c="2"/></text:span></text:p>
      <text:p text:style-name="Preformatted_20_Text"><text:span text:style-name="Source_20_Text"><text:s text:c="8"/>parent2 = select parent <text:s text:c="2"/></text:span></text:p>
      <text:p text:style-name="Preformatted_20_Text"><text:span text:style-name="Source_20_Text"><text:s text:c="8"/>child1, child2 = crossover(parent1, parent2)</text:span></text:p>
      <text:p text:style-name="Preformatted_20_Text"><text:span text:style-name="Source_20_Text"><text:s text:c="8"/>mutate child1, child2</text:span></text:p>
      <text:p text:style-name="Preformatted_20_Text"><text:span text:style-name="Source_20_Text"><text:s text:c="8"/>evaluate child1, child2 for fitness</text:span></text:p>
      <text:p text:style-name="Preformatted_20_Text"><text:span text:style-name="Source_20_Text"><text:s text:c="8"/>insert child1, child2 into C</text:span></text:p>
      <text:p text:style-name="Preformatted_20_Text"><text:span text:style-name="Source_20_Text"><text:s text:c="4"/>end while</text:span></text:p>
      <text:p text:style-name="Preformatted_20_Text"><text:span text:style-name="Source_20_Text"><text:s text:c="4"/>P = </text:span><text:span text:style-name="Source_20_Text"><text:span text:style-name="T6">C</text:span></text:span></text:p>
      <text:p text:style-name="P9"><text:span text:style-name="Source_20_Text">end whil</text:span><text:span text:style-name="Source_20_Text"><text:span text:style-name="T6">e</text:span></text:span> </text:p>
      <text:h text:style-name="P19"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f5bbd" officeooo:paragraph-rsid="001f5bb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Sergio Barbero, Maaz Ashiq</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5T13:12:17.747962042</meta:creation-date>
    <dc:date>2017-04-16T16:25:31.538562623</dc:date>
    <meta:editing-duration>PT37M13S</meta:editing-duration>
    <meta:editing-cycles>8</meta:editing-cycles>
    <meta:generator>LibreOffice/5.1.6.2$Linux_X86_64 LibreOffice_project/10m0$Build-2</meta:generator>
    <meta:document-statistic meta:table-count="0" meta:image-count="0" meta:object-count="0" meta:page-count="2" meta:paragraph-count="47" meta:word-count="627" meta:character-count="3627" meta:non-whitespace-character-count="2832"/>
  </office:meta>
</office:document-meta>
</file>